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font-family="Purisa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family="Purisa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Purisa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layer="layout" svg:width="0.853cm" svg:height="1.673cm" svg:x="7.2cm" svg:y="7.2cm">
          <draw:text-box>
            <text:p>1</text:p>
            <text:p/>
          </draw:text-box>
        </draw:frame>
        <draw:custom-shape draw:style-name="gr2" draw:text-style-name="P1" draw:layer="layout" svg:width="1.4cm" svg:height="1.4cm" svg:x="15.9cm" svg:y="15.9cm">
          <text:p text:style-name="P1"><text:span text:style-name="T1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3cm" svg:y="16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4cm" svg:height="1.4cm" svg:x="4.8cm" svg:y="16.101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6.6cm" svg:y="16.001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8.3cm" svg:y="16.00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0.3cm" svg:y="16.001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12.3cm" svg:y="16.00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14.1cm" svg:y="16.001cm">
          <text:p text:style-name="P3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14.099cm" svg:y="16cm">
          <text:p text:style-name="P3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17.8cm" svg:y="15.8cm">
          <text:p text:style-name="P1"><text:span text:style-name="T1">P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4cm" svg:height="1.399cm" svg:x="1.3cm" svg:y="16.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3.5cm" svg:height="3.2cm" svg:x="5.3cm" svg:y="10.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5" draw:layer="layout" svg:width="2cm" svg:height="1cm" svg:x="1.6cm" svg:y="18.4cm">
          <text:p text:style-name="P5"><text:span text:style-name="T4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draw:layer="layout" svg:width="2cm" svg:height="1cm" svg:x="4.1cm" svg:y="18.4cm">
          <text:p text:style-name="P6"><text:span text:style-name="T5">Sele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uario </meta:initial-creator>
    <meta:creation-date>2014-08-06T22:34:23</meta:creation-date>
    <dc:date>2014-08-08T02:14:23</dc:date>
    <dc:creator>Usuario </dc:creator>
    <meta:editing-duration>P1DT3H9M40S</meta:editing-duration>
    <meta:editing-cycles>1</meta:editing-cycles>
    <meta:document-statistic meta:object-count="15"/>
    <meta:generator>LibreOffice/3.5$Linux_x86 LibreOffice_project/350m1$Build-2</meta:generator>
  </office:meta>
</office:document-meta>
</file>